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3.67cm" fo:min-width="3.9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="Linienspitzen_20_4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966cm" fo:min-width="0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Linienspitzen_20_2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994cm" fo:min-width="1.941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="Linienspitzen_20_2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="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dddddd" draw:opacity="40%" draw:textarea-horizontal-align="justify" draw:textarea-vertical-align="middle" draw:auto-grow-height="false" fo:min-height="0.907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5cm"/>
      <style:paragraph-properties style:writing-mode="lr-tb"/>
    </style:style>
    <style:style style:name="gr1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01cm" fo:min-width="0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6.621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95cm"/>
      <style:paragraph-properties style:writing-mode="lr-tb"/>
    </style:style>
    <style:style style:name="gr1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.75cm"/>
      <style:paragraph-properties style:writing-mode="lr-tb"/>
    </style:style>
    <style:style style:name="gr18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5cm" fo:min-width="1.05cm"/>
      <style:paragraph-properties style:writing-mode="lr-tb"/>
    </style:style>
    <style:style style:name="gr1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466cm" fo:min-width="0.966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75cm"/>
      <style:paragraph-properties style:writing-mode="lr-tb"/>
    </style:style>
    <style:style style:name="gr22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1.1cm"/>
      <style:paragraph-properties style:writing-mode="lr-tb"/>
    </style:style>
    <style:style style:name="gr2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2.35cm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top" draw:auto-grow-height="false" fo:min-height="0.994cm" fo:min-width="1.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opacity="0%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729fcf"/>
      <style:paragraph-properties fo:text-align="star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729fcf"/>
      <style:paragraph-properties fo:text-align="center" style:writing-mode="lr-tb"/>
    </style:style>
    <style:style style:name="P8" style:family="paragraph">
      <loext:graphic-properties draw:fill-color="#dddddd" draw:opacity="40%"/>
      <style:paragraph-properties fo:text-align="center"/>
    </style:style>
    <style:style style:name="P9" style:family="paragraph">
      <loext:graphic-properties draw:opacity="0%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8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8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1" fo:font-size="10.5pt" style:font-name-asian="Liberation Sans1" style:font-size-asian="10.5pt" style:font-name-complex="Liberation Sans1" style:font-size-complex="10.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15cm" svg:y1="0.6cm" svg:x2="7.1cm" svg:y2="0.6cm">
          <text:p/>
        </draw:line>
        <draw:custom-shape draw:style-name="gr2" draw:text-style-name="P3" draw:layer="layout" svg:width="4.5cm" svg:height="4cm" draw:transform="skewX (-0.00122173047639603) translate (0.148cm 0.1cm)">
          <text:p text:style-name="P2">VCR</text:p>
          <text:p text:style-name="P2">RF</text:p>
          <text:p text:style-name="P2">o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4cm" svg:y1="0.6cm" svg:x2="3.9cm" svg:y2="0.6cm">
          <text:p/>
        </draw:line>
        <draw:custom-shape draw:style-name="gr4" draw:text-style-name="P4" draw:layer="layout" svg:width="0.5cm" svg:height="1.25cm" svg:x="2.1cm" svg:y="1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35cm" svg:y1="0.477cm" svg:x2="2.35cm" svg:y2="1.6cm">
          <text:p/>
        </draw:line>
        <draw:line draw:style-name="gr6" draw:text-style-name="P1" draw:layer="layout" svg:x1="2.35cm" svg:y1="2.85cm" svg:x2="2.35cm" svg:y2="3.6cm">
          <text:p/>
        </draw:line>
        <draw:line draw:style-name="gr6" draw:text-style-name="P1" draw:layer="layout" svg:x1="1.976cm" svg:y1="3.596cm" svg:x2="2.726cm" svg:y2="3.596cm">
          <text:p/>
        </draw:line>
        <draw:line draw:style-name="gr6" draw:text-style-name="P1" draw:layer="layout" svg:x1="2.126cm" svg:y1="3.746cm" svg:x2="2.626cm" svg:y2="3.746cm">
          <text:p/>
        </draw:line>
        <draw:custom-shape draw:style-name="gr7" draw:text-style-name="P5" draw:layer="layout" svg:width="2.441cm" svg:height="1.244cm" svg:x="2.409cm" svg:y="1.756cm">
          <text:p text:style-name="P2">R<text:span text:style-name="T1">VCR </text:span><text:span text:style-name="T2">=</text:span></text:p>
          <text:p text:style-name="P2">?<text:span text:style-name="T3">Ω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22cm" svg:y1="3.1cm" svg:x2="5.15cm" svg:y2="3.1cm">
          <text:p/>
        </draw:line>
        <draw:line draw:style-name="gr9" draw:text-style-name="P1" draw:layer="layout" svg:x1="3.9cm" svg:y1="0.281cm" svg:x2="3.9cm" svg:y2="0.904cm">
          <text:p/>
        </draw:line>
        <draw:line draw:style-name="gr9" draw:text-style-name="P1" draw:layer="layout" svg:x1="4.15cm" svg:y1="0.281cm" svg:x2="4.15cm" svg:y2="0.904cm">
          <text:p/>
        </draw:line>
        <draw:line draw:style-name="gr10" draw:text-style-name="P1" draw:layer="layout" svg:x1="4.15cm" svg:y1="0.6cm" svg:x2="5.15cm" svg:y2="0.6cm">
          <text:p/>
        </draw:line>
        <draw:custom-shape draw:style-name="gr11" draw:text-style-name="P7" draw:layer="layout" svg:width="1.5cm" svg:height="0.75cm" svg:x="3.293cm" svg:y="0.833cm">
          <text:p text:style-name="P6">?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1.5cm" draw:transform="rotate (1.5707963267949) translate (5.4cm 0.85cm)">
          <text:p/>
          <draw:enhanced-geometry svg:viewBox="0 0 88 21600" draw:mirror-horizontal="false" draw:mirror-vertical="false" draw:glue-points="44 ?f6 44 0 0 10800 44 21600 88 10800" draw:text-areas="0 ?f6 88 ?f3" draw:type="can" draw:modifiers="2977.822177822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5.15cm" svg:y1="3.1cm" svg:x2="5.5cm" svg:y2="3.1cm">
          <text:p/>
        </draw:line>
        <draw:line draw:style-name="gr6" draw:text-style-name="P1" draw:layer="layout" svg:x1="5.5cm" svg:y1="3.1cm" svg:x2="5.5cm" svg:y2="0.85cm">
          <text:p/>
        </draw:line>
        <draw:line draw:style-name="gr6" draw:text-style-name="P1" draw:layer="layout" svg:x1="6.8cm" svg:y1="3.1cm" svg:x2="6.8cm" svg:y2="0.85cm">
          <text:p/>
        </draw:line>
        <draw:line draw:style-name="gr6" draw:text-style-name="P1" draw:layer="layout" svg:x1="6.8cm" svg:y1="3.1cm" svg:x2="7.1cm" svg:y2="3.1cm">
          <text:p/>
        </draw:line>
        <draw:custom-shape draw:style-name="gr13" draw:text-style-name="P7" draw:layer="layout" svg:width="2cm" svg:height="0.75cm" svg:x="5.15cm" svg:y="0.85cm">
          <text:p text:style-name="P6"><text:span text:style-name="T3">50Ω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25cm" svg:height="0.351cm" svg:x="12.2cm" svg:y="0.6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7.201cm" svg:height="4cm" draw:transform="skewX (-0.00122173047639603) translate (7.547cm 0.1cm)">
          <text:p text:style-name="P6">Domesday Duplic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8.05cm" svg:y1="3.1cm" svg:x2="7.05cm" svg:y2="3.1cm">
          <text:p/>
        </draw:line>
        <draw:line draw:style-name="gr10" draw:text-style-name="P1" draw:layer="layout" svg:x1="9.05cm" svg:y1="0.6cm" svg:x2="7.05cm" svg:y2="0.6cm">
          <text:p/>
        </draw:line>
        <draw:line draw:style-name="gr9" draw:text-style-name="P1" draw:layer="layout" svg:x1="9.05cm" svg:y1="0.294cm" svg:x2="9.05cm" svg:y2="0.917cm">
          <text:p/>
        </draw:line>
        <draw:line draw:style-name="gr9" draw:text-style-name="P1" draw:layer="layout" svg:x1="9.3cm" svg:y1="0.294cm" svg:x2="9.3cm" svg:y2="0.917cm">
          <text:p/>
        </draw:line>
        <draw:custom-shape draw:style-name="gr16" draw:text-style-name="P7" draw:layer="layout" svg:width="2.45cm" svg:height="0.75cm" svg:x="7.95cm" svg:y="0.85cm">
          <text:p text:style-name="P6"><text:span text:style-name="T3">47u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svg:x="7.8cm" svg:y="1.5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05cm" svg:y1="0.494cm" svg:x2="8.05cm" svg:y2="1.55cm">
          <text:p/>
        </draw:line>
        <draw:custom-shape draw:style-name="gr17" draw:text-style-name="P7" draw:layer="layout" svg:width="1.25cm" svg:height="0.5cm" draw:transform="rotate (1.5707963267949) translate (7.803cm 2.8cm)">
          <text:p text:style-name="P6"><text:span text:style-name="T4">Ri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75cm" svg:y1="0.6cm" svg:x2="12.2cm" svg:y2="0.6cm">
          <text:p/>
        </draw:line>
        <draw:custom-shape draw:style-name="gr18" draw:text-style-name="P7" draw:layer="layout" svg:width="1.55cm" svg:height="0.4cm" svg:x="7.8cm" svg:y="0.2cm">
          <text:p text:style-name="P6"><text:span text:style-name="T4">C40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5cm" svg:y1="3.1cm" svg:x2="8.05cm" svg:y2="2.8cm">
          <text:p/>
        </draw:line>
        <draw:line draw:style-name="gr6" draw:text-style-name="P1" draw:layer="layout" svg:x1="12.2cm" svg:y1="2.85cm" svg:x2="12.2cm" svg:y2="0.35cm">
          <text:p/>
        </draw:line>
        <draw:line draw:style-name="gr6" draw:text-style-name="P1" draw:layer="layout" svg:x1="13.2cm" svg:y1="1.6cm" svg:x2="12.2cm" svg:y2="0.35cm">
          <text:p/>
        </draw:line>
        <draw:line draw:style-name="gr6" draw:text-style-name="P1" draw:layer="layout" svg:x1="13.2cm" svg:y1="1.6cm" svg:x2="12.2cm" svg:y2="2.85cm">
          <text:p/>
        </draw:line>
        <draw:custom-shape draw:style-name="gr19" draw:text-style-name="P7" draw:layer="layout" svg:width="0.5cm" svg:height="0.5cm" svg:x="12.75cm" svg:y="1.35cm">
          <text:p text:style-name="P6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5cm" svg:height="0.75cm" svg:x="13.1cm" svg:y="0.25cm">
          <text:p text:style-name="P6"><text:span text:style-name="T5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3.2cm" svg:y1="1.6cm" svg:x2="13.854cm" svg:y2="1.6cm">
          <text:p/>
        </draw:line>
        <draw:custom-shape draw:style-name="gr21" draw:text-style-name="P7" draw:layer="layout" svg:width="2.25cm" svg:height="0.75cm" svg:x="10cm" svg:y="0.85cm">
          <text:p text:style-name="P6"><text:span text:style-name="T3">100Ω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6cm" svg:height="0.5cm" svg:x="10.3cm" svg:y="0.35cm">
          <text:p text:style-name="P6"><text:span text:style-name="T4">R40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draw:transform="rotate (1.5707963267949) translate (10.5cm 0.85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3cm" svg:y1="0.6cm" svg:x2="10.5cm" svg:y2="0.6cm">
          <text:p/>
        </draw:line>
        <draw:line draw:style-name="gr6" draw:text-style-name="P1" draw:layer="layout" svg:x1="13.854cm" svg:y1="1.6cm" svg:x2="13.85cm" svg:y2="0.997cm">
          <text:p/>
        </draw:line>
        <draw:custom-shape draw:style-name="gr23" draw:text-style-name="P7" draw:layer="layout" svg:width="2.85cm" svg:height="0.75cm" svg:x="12.05cm" svg:y="2.5cm">
          <text:p text:style-name="P6"><text:span text:style-name="T3">OPA69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6cm" svg:height="0.5cm" svg:x="12.3cm" svg:y="2.2cm">
          <text:p text:style-name="P6"><text:span text:style-name="T4">U401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791cm" svg:y1="3.1cm" svg:x2="6.791cm" svg:y2="0.85cm">
          <text:p/>
        </draw:line>
        <draw:line draw:style-name="gr6" draw:text-style-name="P1" draw:layer="layout" svg:x1="6.791cm" svg:y1="3.1cm" svg:x2="7.091cm" svg:y2="3.1cm">
          <text:p/>
        </draw:line>
        <draw:custom-shape draw:style-name="gr24" draw:text-style-name="P11" draw:layer="layout" svg:width="1.95cm" svg:height="1.244cm" svg:x="8.15cm" svg:y="1.806cm">
          <text:p text:style-name="P10"><text:span text:style-name="T6">~10x R</text:span><text:span text:style-name="T7">VC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3" draw:display-name="Linienspitzen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ienspitzen_20_4" draw:display-name="Linienspitzen 4" svg:viewBox="0 0 20 30" svg:d="M10 30l-10-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2cm" fo:page-width="15.3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01T23:59:10.383000000</dc:date>
    <meta:editing-duration>PT2H27M</meta:editing-duration>
    <meta:editing-cycles>20</meta:editing-cycles>
    <meta:generator>LibreOffice/7.4.0.3$Windows_X86_64 LibreOffice_project/f85e47c08ddd19c015c0114a68350214f7066f5a</meta:generator>
    <meta:document-statistic meta:object-count="49"/>
  </office:meta>
</office:document-meta>
</file>